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3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56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00131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color="#000000" fo:font-weight="bold" style:font-weight-asian="bold" style:font-weight-complex="bold"/>
    </style:style>
    <style:style style:name="P30" style:family="paragraph" style:parent-style-name="Text_20_body">
      <style:text-properties officeooo:paragraph-rsid="002db3b4"/>
    </style:style>
    <style:style style:name="P31" style:family="paragraph" style:parent-style-name="Text_20_body">
      <style:text-properties officeooo:paragraph-rsid="002e9620"/>
    </style:style>
    <style:style style:name="P3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3" style:family="paragraph" style:parent-style-name="Table">
      <style:paragraph-properties fo:keep-with-next="always"/>
      <style:text-properties fo:color="#000000"/>
    </style:style>
    <style:style style:name="P34" style:family="paragraph" style:parent-style-name="Heading_20_1">
      <style:paragraph-properties fo:break-before="page"/>
      <style:text-properties fo:color="#000000"/>
    </style:style>
    <style:style style:name="P35" style:family="paragraph" style:parent-style-name="Heading_20_2">
      <style:text-properties fo:color="#000000"/>
    </style:style>
    <style:style style:name="P36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37" style:family="paragraph" style:parent-style-name="Heading_20_2">
      <style:paragraph-properties fo:break-before="page"/>
      <style:text-properties fo:color="#000000"/>
    </style:style>
    <style:style style:name="P38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9" style:family="paragraph" style:parent-style-name="Standard">
      <style:text-properties fo:color="#000000" officeooo:rsid="003b2c17" officeooo:paragraph-rsid="003b2c17" style:language-asian="ru" style:country-asian="RU" style:language-complex="ar" style:country-complex="SA"/>
    </style:style>
    <style:style style:name="P40" style:family="paragraph" style:parent-style-name="Standard">
      <style:text-properties fo:color="#000000" fo:font-size="11pt" fo:language="en" fo:country="US" style:font-size-asian="11pt" style:font-size-complex="11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42" style:family="paragraph" style:parent-style-name="Table_20_Contents" style:list-style-name="L1">
      <style:text-properties fo:color="#000000" fo:font-size="12pt" style:font-size-asian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3e4a51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3fc67a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3e4a51" officeooo:paragraph-rsid="003e4a51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3fc67a" officeooo:paragraph-rsid="003fc67a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4588e2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447d6" officeooo:paragraph-rsid="004447d6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paragraph-rsid="004447d6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officeooo:paragraph-rsid="004462bc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officeooo:paragraph-rsid="004588e2"/>
    </style:style>
    <style:style style:name="P56" style:family="paragraph" style:parent-style-name="Text_20_body">
      <style:text-properties fo:color="#000000" officeooo:rsid="003af0e6" officeooo:paragraph-rsid="003af0e6" style:language-asian="ru" style:country-asian="RU" style:language-complex="ar" style:country-complex="SA"/>
    </style:style>
    <style:style style:name="P57" style:family="paragraph" style:parent-style-name="Text_20_body">
      <style:text-properties fo:color="#000000" officeooo:rsid="003bc875" officeooo:paragraph-rsid="003bc875"/>
    </style:style>
    <style:style style:name="P58" style:family="paragraph" style:parent-style-name="Text_20_body">
      <style:text-properties fo:color="#000000" style:text-underline-style="none" officeooo:rsid="003cb60e" officeooo:paragraph-rsid="003cb60e"/>
    </style:style>
    <style:style style:name="P5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38d5d3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officeooo:rsid="003a89d7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2e9620"/>
    </style:style>
    <style:style style:name="T13" style:family="text">
      <style:text-properties fo:color="#000000" officeooo:rsid="0035b433"/>
    </style:style>
    <style:style style:name="T14" style:family="text">
      <style:text-properties fo:color="#000000" officeooo:rsid="003a89d7"/>
    </style:style>
    <style:style style:name="T15" style:family="text">
      <style:text-properties fo:color="#000000" officeooo:rsid="004b1dd0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38d5d3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964d6"/>
    </style:style>
    <style:style style:name="T20" style:family="text">
      <style:text-properties fo:language="en" fo:country="US" officeooo:rsid="001975eb"/>
    </style:style>
    <style:style style:name="T21" style:family="text">
      <style:text-properties fo:language="en" fo:country="US" officeooo:rsid="0042e4d0"/>
    </style:style>
    <style:style style:name="T22" style:family="text">
      <style:text-properties fo:language="en" fo:country="US" officeooo:rsid="004447d6"/>
    </style:style>
    <style:style style:name="T23" style:family="text">
      <style:text-properties fo:language="en" fo:country="US" officeooo:rsid="004462bc"/>
    </style:style>
    <style:style style:name="T24" style:family="text">
      <style:text-properties fo:language="en" fo:country="US" officeooo:rsid="004588e2"/>
    </style:style>
    <style:style style:name="T25" style:family="text">
      <style:text-properties officeooo:rsid="001a9f2b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c18e6" style:font-size-asian="14pt" style:font-size-complex="14pt"/>
    </style:style>
    <style:style style:name="T28" style:family="text">
      <style:text-properties fo:font-size="14pt" officeooo:rsid="0035b433" style:font-size-asian="14pt" style:font-size-complex="14pt"/>
    </style:style>
    <style:style style:name="T29" style:family="text">
      <style:text-properties officeooo:rsid="003f1585"/>
    </style:style>
    <style:style style:name="T30" style:family="text">
      <style:text-properties officeooo:rsid="003fc67a"/>
    </style:style>
    <style:style style:name="T31" style:family="text">
      <style:text-properties officeooo:rsid="0042e4d0"/>
    </style:style>
    <style:style style:name="T32" style:family="text">
      <style:text-properties officeooo:rsid="00467a77"/>
    </style:style>
    <style:style style:name="T33" style:family="text">
      <style:text-properties officeooo:rsid="0047e74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Название_20_книги"><text:span text:style-name="T1">отчет</text:span></text:span></text:p>
      <text:p text:style-name="P10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4</text:span></text:span></text:p>
      <text:p text:style-name="P10"><text:span text:style-name="Основной_20_шрифт_20_абзаца"><text:span text:style-name="T3">по дисциплине «Алгоритмы и структуры данных»</text:span></text:span></text:p>
      <text:p text:style-name="P10"><text:span text:style-name="Название_20_книги"><text:span text:style-name="T16">Тема: </text:span></text:span><text:span text:style-name="Название_20_книги"><text:span text:style-name="T17">Методы сортировки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1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37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4">с</text:span></text:span><text:span text:style-name="Основной_20_шрифт_20_абзаца"><text:span text:style-name="T8">ортировок.</text:span></text:span></text:p>
      <text:p text:style-name="P28"/>
      <text:h text:style-name="P35" text:outline-level="2">Задание.</text:h>
      <text:p text:style-name="P56">5. Гибрид сортировки пузырьком и сортировки выбором; Шейкерная сортировка.</text:p>
      <text:p text:style-name="Standard"/>
      <text:h text:style-name="P35" text:outline-level="2">Основные теоретические положения.</text:h>
      <text:p text:style-name="P39">Шейкерная сортировка.</text:p>
      <text:p text:style-name="P39">Сортировка проходит по массиву и область сортировки уменьшается с каждой итерацией. Появляется из наблюдения, что при сортировки пузырьком один из элементов «всплывает» к верхней границе и больше не перемещается.</text:p>
      <text:p text:style-name="P39">Сортировка проходит сначала слева направо, после чего справа налево. Оба прохода являются сортировкой пузырьком. После каждого прохода уменьшается и увеличивается одна из границ, по которой проходит сортировка.</text:p>
      <text:p text:style-name="P39">Если интервал между границами стал &lt;=0 или ни за один из проходов ни один из элементов не был перемещен, то сортировка прекращается.</text:p>
      <text:p text:style-name="P7"/>
      <text:h text:style-name="P35" text:outline-level="2">Функции и структуры данных.</text:h>
      <text:p text:style-name="P30"><text:span text:style-name="Основной_20_шрифт_20_абзаца"><text:span text:style-name="T11">Создан класс бинарного дерева, при инициализации которого создается пустое дерево заданной глубины. Для добавления значений в узлах создаются 2 метода, для добавления значения по адресу в дереве и по адресу в массиве.</text:span></text:span></text:p>
      <text:p text:style-name="P30"><text:span text:style-name="Основной_20_шрифт_20_абзаца"><text:span text:style-name="T11"/></text:span></text:p>
      <text:p text:style-name="P31"><text:span text:style-name="Основной_20_шрифт_20_абзаца"><text:span text:style-name="T12">Создается метод, считающий количество переданного элемента в дереве рекурсивным методом. (очевидно проще и быстрее было бы просто пройти по массиву, хранящему значения в дереве, воспользовавшись преимуществом такой структуры дерева, но условие лабораторной запрещает не использование рекурсии). Чтобы реализовать рекурсию отслеживается номер узла в массиве, и при рекурсивном переходе этот номер меняется на номер левого и правого поддерева.<text:line-break/></text:span></text:span><text:soft-page-break/><text:span text:style-name="Основной_20_шрифт_20_абзаца"><text:span text:style-name="T12"><text:tab/>Позже из этого метода очевидно выводится метод проверки существования 2х элементов в дереве.</text:span></text:span></text:p>
      <text:p text:style-name="P32"/>
      <text:p text:style-name="P29">Описание алгоритма.</text:p>
      <text:p text:style-name="P57">Алгоритм был описан в теоретических положениях. В коде данный алгоритм реализуется идентично, за исключением выводов промежуточных результатов.</text:p>
      <text:p text:style-name="P58">Достоинства и недостатки алгоритма:</text:p>
      <text:p text:style-name="P58">Алгоритм работает от O(n) в лучшем до O(n^2) в худшем и среднем случае. Алгоритм несет исключительно обучающую функцию и в реальных задачах практически не применяется.</text:p>
      <text:p text:style-name="P28"/>
      <text:h text:style-name="P36" text:outline-level="2">Тестирование.</text:h>
      <text:p text:style-name="P28">Результаты тестирования представлены в табл. 1.</text:p>
      <text:p text:style-name="P33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5">№ п/п</text:p>
          </table:table-cell>
          <table:table-cell table:style-name="Таблица2.A1" office:value-type="string">
            <text:p text:style-name="P15">Входные данные</text:p>
          </table:table-cell>
          <table:table-cell table:style-name="Таблица2.A1" office:value-type="string">
            <text:p text:style-name="P15">Выходные данные</text:p>
          </table:table-cell>
          <table:table-cell table:style-name="Таблица2.D1" office:value-type="string">
            <text:p text:style-name="P15">Комментарии</text:p>
          </table:table-cell>
        </table:table-row>
        <table:table-row>
          <table:table-cell table:style-name="Таблица2.A2" office:value-type="string">
            <text:list xml:id="list2082910435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47">5</text:p>
            <text:p text:style-name="P45">5 4 3 2 1 </text:p>
          </table:table-cell>
          <table:table-cell table:style-name="Таблица2.A2" office:value-type="string">
            <text:p text:style-name="P20">Input mas -- 5 4 3 2 1 </text:p>
            <text:p text:style-name="P20">Expected output is -- 1 2 3 4 5 </text:p>
            <text:p text:style-name="P20">Go on new cycle</text:p>
            <text:p text:style-name="P20"><text:s text:c="2"/>Go right</text:p>
            <text:p text:style-name="P20"><text:s text:c="3"/>Swapping 4 and 5</text:p>
            <text:p text:style-name="P20"><text:s text:c="3"/>Now mass is 4 5 3 2 1 </text:p>
            <text:p text:style-name="P20"><text:s text:c="3"/>Swapping 3 and 5</text:p>
            <text:p text:style-name="P20"><text:s text:c="3"/>Now mass is 4 3 5 2 1 </text:p>
            <text:p text:style-name="P20"><text:s text:c="3"/>Swapping 2 and 5</text:p>
            <text:p text:style-name="P20"><text:s text:c="3"/>Now mass is 4 3 2 5 1 </text:p>
            <text:p text:style-name="P20"><text:s text:c="3"/>Swapping 1 and 5</text:p>
            <text:p text:style-name="P20"><text:s text:c="3"/>Now mass is 4 3 2 1 5 </text:p>
            <text:p text:style-name="P20"><text:s text:c="2"/>Go left</text:p>
            <text:p text:style-name="P20"><text:s text:c="3"/>Swapping 1 and 2</text:p>
            <text:p text:style-name="P20"><text:s text:c="3"/>Now mass is 4 3 1 2 5 </text:p>
            <text:p text:style-name="P20"><text:soft-page-break/><text:s text:c="3"/>Swapping 1 and 3</text:p>
            <text:p text:style-name="P20"><text:s text:c="3"/>Now mass is 4 1 3 2 5 </text:p>
            <text:p text:style-name="P20"><text:s text:c="3"/>Swapping 1 and 4</text:p>
            <text:p text:style-name="P20"><text:s text:c="3"/>Now mass is 1 4 3 2 5 </text:p>
            <text:p text:style-name="P20">Go on new cycle</text:p>
            <text:p text:style-name="P20"><text:s text:c="2"/>Go right</text:p>
            <text:p text:style-name="P20"><text:s text:c="3"/>Swapping 3 and 4</text:p>
            <text:p text:style-name="P20"><text:s text:c="3"/>Now mass is 1 3 4 2 5 </text:p>
            <text:p text:style-name="P20"><text:s text:c="3"/>Swapping 2 and 4</text:p>
            <text:p text:style-name="P20"><text:s text:c="3"/>Now mass is 1 3 2 4 5 </text:p>
            <text:p text:style-name="P20"><text:s text:c="2"/>Go left</text:p>
            <text:p text:style-name="P20"><text:s text:c="3"/>Swapping 2 and 3</text:p>
            <text:p text:style-name="P20"><text:s text:c="3"/>Now mass is 1 2 3 4 5 </text:p>
            <text:p text:style-name="P20">Actual output -- 1 2 3 4 5 </text:p>
            <text:p text:style-name="P20">Expe<text:span text:style-name="T29">c</text:span>ted and actual results are the same</text:p>
          </table:table-cell>
          <table:table-cell table:style-name="Таблица2.D2" office:value-type="string">
            <text:p text:style-name="P14"><text:span text:style-name="Основной_20_шрифт_20_абзаца"><text:span text:style-name="T9"><text:s/></text:span></text:span></text:p>
          </table:table-cell>
        </table:table-row>
        <table:table-row>
          <table:table-cell table:style-name="Таблица2.A2" office:value-type="string">
            <text:list xml:id="list182234161751061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48">6</text:p>
            <text:p text:style-name="P46">1 1 3 2 5 8 </text:p>
          </table:table-cell>
          <table:table-cell table:style-name="Таблица2.A2" office:value-type="string">
            <text:p text:style-name="P20">Input mas -- 1 1 3 2 5 8 </text:p>
            <text:p text:style-name="P20">Expected output is -- 1 1 2 3 5 8 </text:p>
            <text:p text:style-name="P20">Go on new cycle</text:p>
            <text:p text:style-name="P20"><text:s text:c="2"/>Go right</text:p>
            <text:p text:style-name="P20"><text:s text:c="3"/>Swapping 2 and 3</text:p>
            <text:p text:style-name="P20"><text:s text:c="3"/>Now mass is 1 1 2 3 5 8 </text:p>
            <text:p text:style-name="P20"><text:s text:c="2"/>Go left</text:p>
            <text:p text:style-name="P20">Go on new cycle</text:p>
            <text:p text:style-name="P20"><text:s text:c="2"/>Go right</text:p>
            <text:p text:style-name="P20"><text:s text:c="2"/>Go left</text:p>
            <text:p text:style-name="P20">Actual output -- 1 1 2 3 5 8 </text:p>
            <text:p text:style-name="P20">Expe<text:span text:style-name="T30">c</text:span>ted and actual results are the same</text:p>
          </table:table-cell>
          <table:table-cell table:style-name="Таблица2.D2" office:value-type="string">
            <text:p text:style-name="P17"/>
          </table:table-cell>
        </table:table-row>
        <table:table-row>
          <table:table-cell table:style-name="Таблица2.A2" office:value-type="string">
            <text:list xml:id="list182234592339993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51">1</text:p>
            <text:p text:style-name="P51">100</text:p>
          </table:table-cell>
          <table:table-cell table:style-name="Таблица2.A2" office:value-type="string">
            <text:p text:style-name="P19">Input mas -- 100 </text:p>
            <text:p text:style-name="P19">Expected output is -- 100 </text:p>
            <text:p text:style-name="P19">Actual output -- 100 </text:p>
            <text:p text:style-name="P19"><text:soft-page-break/>Expexted and actual results are the same</text:p>
          </table:table-cell>
          <table:table-cell table:style-name="Таблица2.D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16">4.</text:p>
          </table:table-cell>
          <table:table-cell table:style-name="Таблица2.A2" office:value-type="string">
            <text:p text:style-name="P53"><text:span text:style-name="Основной_20_шрифт_20_абзаца"><text:span text:style-name="T22">10</text:span></text:span></text:p>
            <text:p text:style-name="P53"><text:span text:style-name="Основной_20_шрифт_20_абзаца"><text:span text:style-name="T19">0 1 10 100 1000 10000 123 321 543 32 </text:span></text:span></text:p>
          </table:table-cell>
          <table:table-cell table:style-name="Таблица2.A2" office:value-type="string">
            <text:p text:style-name="P27"><text:span text:style-name="T18">Input mas -- 0 1 10 100 1000 10000 123 321 543 32 </text:span></text:p>
            <text:p text:style-name="P27"><text:span text:style-name="T18">Expected output is -- 0 1 10 32 100 123 321 543 1000 10000 </text:span></text:p>
            <text:p text:style-name="P27"><text:span text:style-name="T18">Go on new cycle</text:span></text:p>
            <text:p text:style-name="P27"><text:span text:style-name="T18"><text:s text:c="2"/>Go right</text:span></text:p>
            <text:p text:style-name="P27"><text:span text:style-name="T18"><text:s text:c="3"/>Swapping 123 and 10000</text:span></text:p>
            <text:p text:style-name="P27"><text:span text:style-name="T18"><text:s text:c="3"/>Now mass is 0 1 10 100 1000 123 10000 321 543 32 </text:span></text:p>
            <text:p text:style-name="P27"><text:span text:style-name="T18"><text:s text:c="3"/>Swapping 321 and 10000</text:span></text:p>
            <text:p text:style-name="P27"><text:span text:style-name="T18"><text:s text:c="3"/>Now mass is 0 1 10 100 1000 123 321 10000 543 32 </text:span></text:p>
            <text:p text:style-name="P27"><text:span text:style-name="T18"><text:s text:c="3"/>Swapping 543 and 10000</text:span></text:p>
            <text:p text:style-name="P27"><text:span text:style-name="T18"><text:s text:c="3"/>Now mass is 0 1 10 100 1000 123 321 543 10000 32 </text:span></text:p>
            <text:p text:style-name="P27"><text:span text:style-name="T18"><text:s text:c="3"/>Swapping 32 and 10000</text:span></text:p>
            <text:p text:style-name="P27"><text:span text:style-name="T18"><text:s text:c="3"/>Now mass is 0 1 10 100 1000 123 321 543 32 10000 </text:span></text:p>
            <text:p text:style-name="P27"><text:span text:style-name="T18"><text:s text:c="2"/>Go left</text:span></text:p>
            <text:p text:style-name="P27"><text:span text:style-name="T18"><text:s text:c="3"/>Swapping 32 and 543</text:span></text:p>
            <text:p text:style-name="P27"><text:span text:style-name="T18"><text:s text:c="3"/>Now mass is 0 1 10 100 1000 123 321 32 543 10000 </text:span></text:p>
            <text:p text:style-name="P27"><text:span text:style-name="T18"><text:s text:c="3"/>Swapping 32 and 321</text:span></text:p>
            <text:p text:style-name="P27"><text:span text:style-name="T18"><text:s text:c="3"/>Now mass is 0 1 10 100 1000 123 32 321 543 10000 </text:span></text:p>
            <text:p text:style-name="P27"><text:span text:style-name="T18"><text:s text:c="3"/>Swapping 32 and 123</text:span></text:p>
            <text:p text:style-name="P27"><text:span text:style-name="T18"><text:s text:c="3"/>Now mass is 0 1 10 100 1000 32 123 321 543 10000 </text:span></text:p>
            <text:p text:style-name="P27"><text:span text:style-name="T18"><text:s text:c="3"/>Swapping 32 and 1000</text:span></text:p>
            <text:p text:style-name="P27"><text:soft-page-break/><text:span text:style-name="T18"><text:s text:c="3"/>Now mass is 0 1 10 100 32 1000 123 321 543 10000 </text:span></text:p>
            <text:p text:style-name="P27"><text:span text:style-name="T18"><text:s text:c="3"/>Swapping 32 and 100</text:span></text:p>
            <text:p text:style-name="P27"><text:span text:style-name="T18"><text:s text:c="3"/>Now mass is 0 1 10 32 100 1000 123 321 543 10000 </text:span></text:p>
            <text:p text:style-name="P27"><text:span text:style-name="T18">Go on new cycle</text:span></text:p>
            <text:p text:style-name="P27"><text:span text:style-name="T18"><text:s text:c="2"/>Go right</text:span></text:p>
            <text:p text:style-name="P27"><text:span text:style-name="T18"><text:s text:c="3"/>Swapping 123 and 1000</text:span></text:p>
            <text:p text:style-name="P27"><text:span text:style-name="T18"><text:s text:c="3"/>Now mass is 0 1 10 32 100 123 1000 321 543 10000 </text:span></text:p>
            <text:p text:style-name="P27"><text:span text:style-name="T18"><text:s text:c="3"/>Swapping 321 and 1000</text:span></text:p>
            <text:p text:style-name="P27"><text:span text:style-name="T18"><text:s text:c="3"/>Now mass is 0 1 10 32 100 123 321 1000 543 10000 </text:span></text:p>
            <text:p text:style-name="P27"><text:span text:style-name="T18"><text:s text:c="3"/>Swapping 543 and 1000</text:span></text:p>
            <text:p text:style-name="P27"><text:span text:style-name="T18"><text:s text:c="3"/>Now mass is 0 1 10 32 100 123 321 543 1000 10000 </text:span></text:p>
            <text:p text:style-name="P27"><text:span text:style-name="T18"><text:s text:c="2"/>Go left</text:span></text:p>
            <text:p text:style-name="P27"><text:span text:style-name="T18">Go on new cycle</text:span></text:p>
            <text:p text:style-name="P27"><text:span text:style-name="T18"><text:s text:c="2"/>Go right</text:span></text:p>
            <text:p text:style-name="P27"><text:span text:style-name="T18"><text:s text:c="2"/>Go left</text:span></text:p>
            <text:p text:style-name="P27"><text:span text:style-name="T18">Actual output -- 0 1 10 32 100 123 321 543 1000 10000 </text:span></text:p>
            <text:p text:style-name="P27"><text:span text:style-name="T18">Expe</text:span><text:span text:style-name="T21">c</text:span><text:span text:style-name="T18">ted and actual results are the same</text:span>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6">5.</text:p>
          </table:table-cell>
          <table:table-cell table:style-name="Таблица2.A2" office:value-type="string">
            <text:p text:style-name="P54"><text:span text:style-name="Основной_20_шрифт_20_абзаца"><text:span text:style-name="T23">20</text:span></text:span></text:p>
            <text:p text:style-name="P54"><text:span text:style-name="Основной_20_шрифт_20_абзаца"><text:span text:style-name="T23">0 1 2 3 4 5 6 7 8 9 0 1 2 3 4 5 6 7 8 9 </text:span></text:span></text:p>
          </table:table-cell>
          <table:table-cell table:style-name="Таблица2.A2" office:value-type="string">
            <text:p text:style-name="P27">Input mas -- 0 1 2 3 4 5 6 7 8 9 0 1 2 3 4 5 6 7 8 9 </text:p>
            <text:p text:style-name="P27">Expected output is -- 0 0 1 1 2 2 3 3 4 4 5 5 6 6 7 7 8 8 9 9 </text:p>
            <text:p text:style-name="P27">Go on new cycle</text:p>
            <text:p text:style-name="P27"><text:s text:c="2"/>Go right</text:p>
            <text:p text:style-name="P27"><text:s text:c="3"/>Swapping 0 and 9</text:p>
            <text:p text:style-name="P27"><text:soft-page-break/><text:s text:c="3"/>Now mass is 0 1 2 3 4 5 6 7 8 0 9 1 2 3 4 5 6 7 8 9 </text:p>
            <text:p text:style-name="P27"><text:s text:c="3"/>Swapping 1 and 9</text:p>
            <text:p text:style-name="P27"><text:s text:c="3"/>Now mass is 0 1 2 3 4 5 6 7 8 0 1 9 2 3 4 5 6 7 8 9 </text:p>
            <text:p text:style-name="P27"><text:s text:c="3"/>Swapping 2 and 9</text:p>
            <text:p text:style-name="P27"><text:s text:c="3"/>Now mass is 0 1 2 3 4 5 6 7 8 0 1 2 9 3 4 5 6 7 8 9 </text:p>
            <text:p text:style-name="P27"><text:s text:c="3"/>Swapping 3 and 9</text:p>
            <text:p text:style-name="P27"><text:s text:c="3"/>Now mass is 0 1 2 3 4 5 6 7 8 0 1 2 3 9 4 5 6 7 8 9 </text:p>
            <text:p text:style-name="P27"><text:s text:c="3"/>Swapping 4 and 9</text:p>
            <text:p text:style-name="P27"><text:s text:c="3"/>Now mass is 0 1 2 3 4 5 6 7 8 0 1 2 3 4 9 5 6 7 8 9 </text:p>
            <text:p text:style-name="P27"><text:s text:c="3"/>Swapping 5 and 9</text:p>
            <text:p text:style-name="P27"><text:s text:c="3"/>Now mass is 0 1 2 3 4 5 6 7 8 0 1 2 3 4 5 9 6 7 8 9 </text:p>
            <text:p text:style-name="P27"><text:s text:c="3"/>Swapping 6 and 9</text:p>
            <text:p text:style-name="P27"><text:s text:c="3"/>Now mass is 0 1 2 3 4 5 6 7 8 0 1 2 3 4 5 6 9 7 8 9 </text:p>
            <text:p text:style-name="P27"><text:s text:c="3"/>Swapping 7 and 9</text:p>
            <text:p text:style-name="P27"><text:s text:c="3"/>Now mass is 0 1 2 3 4 5 6 7 8 0 1 2 3 4 5 6 7 9 8 9 </text:p>
            <text:p text:style-name="P27"><text:s text:c="3"/>Swapping 8 and 9</text:p>
            <text:p text:style-name="P27"><text:s text:c="3"/>Now mass is 0 1 2 3 4 5 6 7 8 0 1 2 3 4 5 6 7 8 9 9 </text:p>
            <text:p text:style-name="P27"><text:s text:c="2"/>Go left</text:p>
            <text:p text:style-name="P27"><text:s text:c="3"/>Swapping 0 and 8</text:p>
            <text:p text:style-name="P27"><text:s text:c="3"/>Now mass is 0 1 2 3 4 5 6 7 0 8 1 2 3 4 5 6 7 8 9 9 </text:p>
            <text:p text:style-name="P27"><text:soft-page-break/><text:s text:c="3"/>Swapping 0 and 7</text:p>
            <text:p text:style-name="P27"><text:s text:c="3"/>Now mass is 0 1 2 3 4 5 6 0 7 8 1 2 3 4 5 6 7 8 9 9 </text:p>
            <text:p text:style-name="P27"><text:s text:c="3"/>Swapping 0 and 6</text:p>
            <text:p text:style-name="P27"><text:s text:c="3"/>Now mass is 0 1 2 3 4 5 0 6 7 8 1 2 3 4 5 6 7 8 9 9 </text:p>
            <text:p text:style-name="P27"><text:s text:c="3"/>Swapping 0 and 5</text:p>
            <text:p text:style-name="P27"><text:s text:c="3"/>Now mass is 0 1 2 3 4 0 5 6 7 8 1 2 3 4 5 6 7 8 9 9 </text:p>
            <text:p text:style-name="P27"><text:s text:c="3"/>Swapping 0 and 4</text:p>
            <text:p text:style-name="P27"><text:s text:c="3"/>Now mass is 0 1 2 3 0 4 5 6 7 8 1 2 3 4 5 6 7 8 9 9 </text:p>
            <text:p text:style-name="P27"><text:s text:c="3"/>Swapping 0 and 3</text:p>
            <text:p text:style-name="P27"><text:s text:c="3"/>Now mass is 0 1 2 0 3 4 5 6 7 8 1 2 3 4 5 6 7 8 9 9 </text:p>
            <text:p text:style-name="P27"><text:s text:c="3"/>Swapping 0 and 2</text:p>
            <text:p text:style-name="P27"><text:s text:c="3"/>Now mass is 0 1 0 2 3 4 5 6 7 8 1 2 3 4 5 6 7 8 9 9 </text:p>
            <text:p text:style-name="P27"><text:s text:c="3"/>Swapping 0 and 1</text:p>
            <text:p text:style-name="P27"><text:s text:c="3"/>Now mass is 0 0 1 2 3 4 5 6 7 8 1 2 3 4 5 6 7 8 9 9 </text:p>
            <text:p text:style-name="P27">Go on new cycle</text:p>
            <text:p text:style-name="P27"><text:s text:c="2"/>Go right</text:p>
            <text:p text:style-name="P27"><text:s text:c="3"/>Swapping 1 and 8</text:p>
            <text:p text:style-name="P27"><text:s text:c="3"/>Now mass is 0 0 1 2 3 4 5 6 7 1 8 2 3 4 5 6 7 8 9 9 </text:p>
            <text:p text:style-name="P27"><text:s text:c="3"/>Swapping 2 and 8</text:p>
            <text:p text:style-name="P27"><text:s text:c="3"/>Now mass is 0 0 1 2 3 4 5 6 7 1 2 8 3 4 5 6 7 8 9 9 </text:p>
            <text:p text:style-name="P27"><text:s text:c="3"/>Swapping 3 and 8</text:p>
            <text:p text:style-name="P27"><text:s text:c="3"/>Now mass is 0 0 1 2 3 4 5 6 7 1 2 3 8 4 <text:soft-page-break/>5 6 7 8 9 9 </text:p>
            <text:p text:style-name="P27"><text:s text:c="3"/>Swapping 4 and 8</text:p>
            <text:p text:style-name="P27"><text:s text:c="3"/>Now mass is 0 0 1 2 3 4 5 6 7 1 2 3 4 8 5 6 7 8 9 9 </text:p>
            <text:p text:style-name="P27"><text:s text:c="3"/>Swapping 5 and 8</text:p>
            <text:p text:style-name="P27"><text:s text:c="3"/>Now mass is 0 0 1 2 3 4 5 6 7 1 2 3 4 5 8 6 7 8 9 9 </text:p>
            <text:p text:style-name="P27"><text:s text:c="3"/>Swapping 6 and 8</text:p>
            <text:p text:style-name="P27"><text:s text:c="3"/>Now mass is 0 0 1 2 3 4 5 6 7 1 2 3 4 5 6 8 7 8 9 9 </text:p>
            <text:p text:style-name="P27"><text:s text:c="3"/>Swapping 7 and 8</text:p>
            <text:p text:style-name="P27"><text:s text:c="3"/>Now mass is 0 0 1 2 3 4 5 6 7 1 2 3 4 5 6 7 8 8 9 9 </text:p>
            <text:p text:style-name="P27"><text:s text:c="2"/>Go left</text:p>
            <text:p text:style-name="P27"><text:s text:c="3"/>Swapping 1 and 7</text:p>
            <text:p text:style-name="P27"><text:s text:c="3"/>Now mass is 0 0 1 2 3 4 5 6 1 7 2 3 4 5 6 7 8 8 9 9 </text:p>
            <text:p text:style-name="P27"><text:s text:c="3"/>Swapping 1 and 6</text:p>
            <text:p text:style-name="P27"><text:s text:c="3"/>Now mass is 0 0 1 2 3 4 5 1 6 7 2 3 4 5 6 7 8 8 9 9 </text:p>
            <text:p text:style-name="P27"><text:s text:c="3"/>Swapping 1 and 5</text:p>
            <text:p text:style-name="P27"><text:s text:c="3"/>Now mass is 0 0 1 2 3 4 1 5 6 7 2 3 4 5 6 7 8 8 9 9 </text:p>
            <text:p text:style-name="P27"><text:s text:c="3"/>Swapping 1 and 4</text:p>
            <text:p text:style-name="P27"><text:s text:c="3"/>Now mass is 0 0 1 2 3 1 4 5 6 7 2 3 4 5 6 7 8 8 9 9 </text:p>
            <text:p text:style-name="P27"><text:s text:c="3"/>Swapping 1 and 3</text:p>
            <text:p text:style-name="P27"><text:s text:c="3"/>Now mass is 0 0 1 2 1 3 4 5 6 7 2 3 4 5 6 7 8 8 9 9 </text:p>
            <text:p text:style-name="P27"><text:s text:c="3"/>Swapping 1 and 2</text:p>
            <text:p text:style-name="P27"><text:s text:c="3"/>Now mass is 0 0 1 1 2 3 4 5 6 7 2 3 4 5 <text:soft-page-break/>6 7 8 8 9 9 </text:p>
            <text:p text:style-name="P27">Go on new cycle</text:p>
            <text:p text:style-name="P27"><text:s text:c="2"/>Go right</text:p>
            <text:p text:style-name="P27"><text:s text:c="3"/>Swapping 2 and 7</text:p>
            <text:p text:style-name="P27"><text:s text:c="3"/>Now mass is 0 0 1 1 2 3 4 5 6 2 7 3 4 5 6 7 8 8 9 9 </text:p>
            <text:p text:style-name="P27"><text:s text:c="3"/>Swapping 3 and 7</text:p>
            <text:p text:style-name="P27"><text:s text:c="3"/>Now mass is 0 0 1 1 2 3 4 5 6 2 3 7 4 5 6 7 8 8 9 9 </text:p>
            <text:p text:style-name="P27"><text:s text:c="3"/>Swapping 4 and 7</text:p>
            <text:p text:style-name="P27"><text:s text:c="3"/>Now mass is 0 0 1 1 2 3 4 5 6 2 3 4 7 5 6 7 8 8 9 9 </text:p>
            <text:p text:style-name="P27"><text:s text:c="3"/>Swapping 5 and 7</text:p>
            <text:p text:style-name="P27"><text:s text:c="3"/>Now mass is 0 0 1 1 2 3 4 5 6 2 3 4 5 7 6 7 8 8 9 9 </text:p>
            <text:p text:style-name="P27"><text:s text:c="3"/>Swapping 6 and 7</text:p>
            <text:p text:style-name="P27"><text:s text:c="3"/>Now mass is 0 0 1 1 2 3 4 5 6 2 3 4 5 6 7 7 8 8 9 9 </text:p>
            <text:p text:style-name="P27"><text:s text:c="2"/>Go left</text:p>
            <text:p text:style-name="P27"><text:s text:c="3"/>Swapping 2 and 6</text:p>
            <text:p text:style-name="P27"><text:s text:c="3"/>Now mass is 0 0 1 1 2 3 4 5 2 6 3 4 5 6 7 7 8 8 9 9 </text:p>
            <text:p text:style-name="P27"><text:s text:c="3"/>Swapping 2 and 5</text:p>
            <text:p text:style-name="P27"><text:s text:c="3"/>Now mass is 0 0 1 1 2 3 4 2 5 6 3 4 5 6 7 7 8 8 9 9 </text:p>
            <text:p text:style-name="P27"><text:s text:c="3"/>Swapping 2 and 4</text:p>
            <text:p text:style-name="P27"><text:s text:c="3"/>Now mass is 0 0 1 1 2 3 2 4 5 6 3 4 5 6 7 7 8 8 9 9 </text:p>
            <text:p text:style-name="P27"><text:s text:c="3"/>Swapping 2 and 3</text:p>
            <text:p text:style-name="P27"><text:s text:c="3"/>Now mass is 0 0 1 1 2 2 3 4 5 6 3 4 5 6 <text:soft-page-break/>7 7 8 8 9 9 </text:p>
            <text:p text:style-name="P27">Go on new cycle</text:p>
            <text:p text:style-name="P27"><text:s text:c="2"/>Go right</text:p>
            <text:p text:style-name="P27"><text:s text:c="3"/>Swapping 3 and 6</text:p>
            <text:p text:style-name="P27"><text:s text:c="3"/>Now mass is 0 0 1 1 2 2 3 4 5 3 6 4 5 6 7 7 8 8 9 9 </text:p>
            <text:p text:style-name="P27"><text:s text:c="3"/>Swapping 4 and 6</text:p>
            <text:p text:style-name="P27"><text:s text:c="3"/>Now mass is 0 0 1 1 2 2 3 4 5 3 4 6 5 6 7 7 8 8 9 9 </text:p>
            <text:p text:style-name="P27"><text:s text:c="3"/>Swapping 5 and 6</text:p>
            <text:p text:style-name="P27"><text:s text:c="3"/>Now mass is 0 0 1 1 2 2 3 4 5 3 4 5 6 6 7 7 8 8 9 9 </text:p>
            <text:p text:style-name="P27"><text:s text:c="2"/>Go left</text:p>
            <text:p text:style-name="P27"><text:s text:c="3"/>Swapping 3 and 5</text:p>
            <text:p text:style-name="P27"><text:s text:c="3"/>Now mass is 0 0 1 1 2 2 3 4 3 5 4 5 6 6 7 7 8 8 9 9 </text:p>
            <text:p text:style-name="P27"><text:s text:c="3"/>Swapping 3 and 4</text:p>
            <text:p text:style-name="P27"><text:s text:c="3"/>Now mass is 0 0 1 1 2 2 3 3 4 5 4 5 6 6 7 7 8 8 9 9 </text:p>
            <text:p text:style-name="P27">Go on new cycle</text:p>
            <text:p text:style-name="P27"><text:s text:c="2"/>Go right</text:p>
            <text:p text:style-name="P27"><text:s text:c="3"/>Swapping 4 and 5</text:p>
            <text:p text:style-name="P27"><text:s text:c="3"/>Now mass is 0 0 1 1 2 2 3 3 4 4 5 5 6 6 7 7 8 8 9 9 </text:p>
            <text:p text:style-name="P27"><text:s text:c="2"/>Go left</text:p>
            <text:p text:style-name="P27">Go on new cycle</text:p>
            <text:p text:style-name="P27"><text:s text:c="2"/>Go right</text:p>
            <text:p text:style-name="P27"><text:s text:c="2"/>Go left</text:p>
            <text:p text:style-name="P27">Actual output -- 0 0 1 1 2 2 3 3 4 4 5 5 6 6 7 7 8 8 9 9 </text:p>
            <text:p text:style-name="P27"><text:soft-page-break/>Expe<text:span text:style-name="T31">c</text:span>ted and actual results are the same</text:p>
          </table:table-cell>
          <table:table-cell table:style-name="Таблица2.D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16">6.</text:p>
          </table:table-cell>
          <table:table-cell table:style-name="Таблица2.A2" office:value-type="string">
            <text:p text:style-name="P55"><text:span text:style-name="Основной_20_шрифт_20_абзаца"><text:span text:style-name="T24">10</text:span></text:span></text:p>
            <text:p text:style-name="P50"><text:span text:style-name="Основной_20_шрифт_20_абзаца"><text:span text:style-name="T20">0 -1 -2 -3 -4 0 1 2 3 4 </text:span></text:span></text:p>
          </table:table-cell>
          <table:table-cell table:style-name="Таблица2.A2" office:value-type="string">
            <text:p text:style-name="P22">Input mas -- 0 -1 -2 -3 -4 0 1 2 3 4 </text:p>
            <text:p text:style-name="P22">Expected output is -- -4 -3 -2 -1 0 0 1 2 3 4 </text:p>
            <text:p text:style-name="P22">Go on new cycle</text:p>
            <text:p text:style-name="P22"><text:s text:c="2"/>Go right</text:p>
            <text:p text:style-name="P22"><text:s text:c="3"/>Swapping -1 and 0</text:p>
            <text:p text:style-name="P22"><text:s text:c="3"/>Now mass is -1 0 -2 -3 -4 0 1 2 3 4 </text:p>
            <text:p text:style-name="P22"><text:s text:c="3"/>Swapping -2 and 0</text:p>
            <text:p text:style-name="P22"><text:s text:c="3"/>Now mass is -1 -2 0 -3 -4 0 1 2 3 4 </text:p>
            <text:p text:style-name="P22"><text:s text:c="3"/>Swapping -3 and 0</text:p>
            <text:p text:style-name="P22"><text:s text:c="3"/>Now mass is -1 -2 -3 0 -4 0 1 2 3 4 </text:p>
            <text:p text:style-name="P22"><text:s text:c="3"/>Swapping -4 and 0</text:p>
            <text:p text:style-name="P22"><text:s text:c="3"/>Now mass is -1 -2 -3 -4 0 0 1 2 3 4 </text:p>
            <text:p text:style-name="P22"><text:s text:c="2"/>Go left</text:p>
            <text:p text:style-name="P22"><text:s text:c="3"/>Swapping -4 and -3</text:p>
            <text:p text:style-name="P22"><text:s text:c="3"/>Now mass is -1 -2 -4 -3 0 0 1 2 3 4 </text:p>
            <text:p text:style-name="P22"><text:s text:c="3"/>Swapping -4 and -2</text:p>
            <text:p text:style-name="P22"><text:s text:c="3"/>Now mass is -1 -4 -2 -3 0 0 1 2 3 4 </text:p>
            <text:p text:style-name="P22"><text:s text:c="3"/>Swapping -4 and -1</text:p>
            <text:p text:style-name="P22"><text:s text:c="3"/>Now mass is -4 -1 -2 -3 0 0 1 2 3 4 </text:p>
            <text:p text:style-name="P22">Go on new cycle</text:p>
            <text:p text:style-name="P22"><text:s text:c="2"/>Go right</text:p>
            <text:p text:style-name="P22"><text:s text:c="3"/>Swapping -2 and -1</text:p>
            <text:p text:style-name="P22"><text:s text:c="3"/>Now mass is -4 -2 -1 -3 0 0 1 2 3 4 </text:p>
            <text:p text:style-name="P22"><text:s text:c="3"/>Swapping -3 and -1</text:p>
            <text:p text:style-name="P22"><text:s text:c="3"/>Now mass is -4 -2 -3 -1 0 0 1 2 3 4 </text:p>
            <text:p text:style-name="P22"><text:s text:c="2"/>Go left</text:p>
            <text:p text:style-name="P22"><text:s text:c="3"/>Swapping -3 and -2</text:p>
            <text:p text:style-name="P22"><text:s text:c="3"/>Now mass is -4 -3 -2 -1 0 0 1 2 3 4 </text:p>
            <text:p text:style-name="P22"><text:soft-page-break/>Go on new cycle</text:p>
            <text:p text:style-name="P22"><text:s text:c="2"/>Go right</text:p>
            <text:p text:style-name="P22"><text:s text:c="2"/>Go left</text:p>
            <text:p text:style-name="P22">Actual output -- -4 -3 -2 -1 0 0 1 2 3 4 </text:p>
            <text:p text:style-name="P22">Expe<text:span text:style-name="T31">c</text:span>ted and actual results are the same</text:p>
          </table:table-cell>
          <table:table-cell table:style-name="Таблица2.D2" office:value-type="string">
            <text:p text:style-name="P19"/>
          </table:table-cell>
        </table:table-row>
      </table:table>
      <text:p text:style-name="P7"/>
      <text:h text:style-name="P35" text:outline-level="2">Выводы.</text:h>
      <text:p text:style-name="P4">Был изучен алгоритм <text:span text:style-name="T32">шейк-сортировки</text:span>, была создана программа, которая <text:span text:style-name="T25">созда</text:span><text:span text:style-name="T33">ет и проверяет отсортированный массив</text:span>.</text:p>
      <text:p text:style-name="P4"/>
      <text:h text:style-name="P34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5">main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59"><text:span text:style-name="Основной_20_шрифт_20_абзаца">#include &lt;iostream&gt;</text:span></text:p>
      <text:p text:style-name="P59"><text:span text:style-name="Основной_20_шрифт_20_абзаца">#include &lt;bits/stdc++.h&gt;</text:span></text:p>
      <text:p text:style-name="P59"><text:span text:style-name="Основной_20_шрифт_20_абзаца">#include &lt;string.h&gt;</text:span></text:p>
      <text:p text:style-name="P59"><text:span text:style-name="Основной_20_шрифт_20_абзаца"/></text:p>
      <text:p text:style-name="P59"><text:span text:style-name="Основной_20_шрифт_20_абзаца">using namespace std;</text:span></text:p>
      <text:p text:style-name="P59"><text:span text:style-name="Основной_20_шрифт_20_абзаца"/></text:p>
      <text:p text:style-name="P59"><text:span text:style-name="Основной_20_шрифт_20_абзаца">// No templatres bc i made them in lab3</text:span></text:p>
      <text:p text:style-name="P59"><text:span text:style-name="Основной_20_шрифт_20_абзаца"/></text:p>
      <text:p text:style-name="P59"><text:span text:style-name="Основной_20_шрифт_20_абзаца">void greetingMessage(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cout &lt;&lt; "Please, input size of massive and data\n";</text:span></text:p>
      <text:p text:style-name="P59"><text:span text:style-name="Основной_20_шрифт_20_абзаца"><text:s text:c="4"/>cout &lt;&lt; "The programm will sort data 2 different ways -- \n";</text:span></text:p>
      <text:p text:style-name="P59"><text:span text:style-name="Основной_20_шрифт_20_абзаца"><text:s text:c="4"/>cout &lt;&lt; "By C++ sort and self-written shaker sort\n";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copyMas(int* from, int sizeFrom, int* to, int sizeTo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// Can lead to unexpected results on different size masses</text:span></text:p>
      <text:p text:style-name="P59"><text:span text:style-name="Основной_20_шрифт_20_абзаца"><text:s text:c="4"/>for(int i=0; i&lt;sizeFrom &amp;&amp; i&lt;sizeFrom; i++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to[i] = from[i]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printMas(int* mas, int size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for (int i=0; i&lt;size; i++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cout &lt;&lt; mas[i] &lt;&lt; ' '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<text:s text:c="4"/>cout &lt;&lt; '\n'; <text:s text:c="3"/>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compareResults(int* mas1, int size1, int* mas2, int size2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// For strange test only, so output is in the function</text:span></text:p>
      <text:p text:style-name="P59"><text:span text:style-name="Основной_20_шрифт_20_абзаца"><text:s text:c="4"/>bool res = true;</text:span></text:p>
      <text:p text:style-name="P59"><text:span text:style-name="Основной_20_шрифт_20_абзаца"><text:s text:c="4"/>for(int i=0; i&lt;size1 &amp;&amp; i&lt;size2; i++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if (mas1[i] != mas2[i])</text:span></text:p>
      <text:p text:style-name="P59"><text:span text:style-name="Основной_20_шрифт_20_абзаца"><text:s text:c="12"/>res = false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/></text:p>
      <text:p text:style-name="P59"><text:span text:style-name="Основной_20_шрифт_20_абзаца"><text:s text:c="4"/>if (size1 != size2)</text:span></text:p>
      <text:p text:style-name="P59"><text:span text:style-name="Основной_20_шрифт_20_абзаца"><text:s text:c="8"/>res = false;</text:span></text:p>
      <text:p text:style-name="P59"><text:span text:style-name="Основной_20_шрифт_20_абзаца"/></text:p>
      <text:p text:style-name="P59"><text:span text:style-name="Основной_20_шрифт_20_абзаца"><text:s text:c="4"/>if (res) {</text:span></text:p>
      <text:p text:style-name="P59"><text:span text:style-name="Основной_20_шрифт_20_абзаца"><text:s text:c="8"/>cout &lt;&lt; "Expected and actual results are the same\n";</text:span></text:p>
      <text:p text:style-name="P59"><text:span text:style-name="Основной_20_шрифт_20_абзаца"><text:s text:c="4"/>} else {</text:span></text:p>
      <text:p text:style-name="P59"><text:span text:style-name="Основной_20_шрифт_20_абзаца"><text:s text:c="8"/>cout &lt;&lt; "Expected and actual results are NOT the same\n"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oft-page-break/><text:span text:style-name="Основной_20_шрифт_20_абзаца">void swap(int* a, int* b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int temp = *a;</text:span></text:p>
      <text:p text:style-name="P59"><text:span text:style-name="Основной_20_шрифт_20_абзаца"><text:s text:c="4"/>*a = *b;</text:span></text:p>
      <text:p text:style-name="P59"><text:span text:style-name="Основной_20_шрифт_20_абзаца"><text:s text:c="4"/>*b = temp;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shakerSort(int* mas, int size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int left = 0;</text:span></text:p>
      <text:p text:style-name="P59"><text:span text:style-name="Основной_20_шрифт_20_абзаца"><text:s text:c="4"/>int right = size-1;</text:span></text:p>
      <text:p text:style-name="P59"><text:span text:style-name="Основной_20_шрифт_20_абзаца"><text:s text:c="4"/>bool swappedOnCycle = true;</text:span></text:p>
      <text:p text:style-name="P59"><text:span text:style-name="Основной_20_шрифт_20_абзаца"/></text:p>
      <text:p text:style-name="P59"><text:span text:style-name="Основной_20_шрифт_20_абзаца"><text:s text:c="4"/>while ((left &lt; right) &amp;&amp; swappedOnCycle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cout &lt;&lt; "Go on new cycle\n";</text:span></text:p>
      <text:p text:style-name="P59"><text:span text:style-name="Основной_20_шрифт_20_абзаца"><text:s text:c="8"/>swappedOnCycle = false;</text:span></text:p>
      <text:p text:style-name="P59"><text:span text:style-name="Основной_20_шрифт_20_абзаца"><text:s text:c="8"/>cout &lt;&lt; " <text:s/>Go right\n";</text:span></text:p>
      <text:p text:style-name="P59"><text:span text:style-name="Основной_20_шрифт_20_абзаца"><text:s text:c="8"/>for (int i=left; i&lt;right; i++)</text:span></text:p>
      <text:p text:style-name="P59"><text:span text:style-name="Основной_20_шрифт_20_абзаца"><text:s text:c="8"/>{</text:span></text:p>
      <text:p text:style-name="P59"><text:span text:style-name="Основной_20_шрифт_20_абзаца"><text:s text:c="12"/>if (mas[i] &gt; mas[i+1])</text:span></text:p>
      <text:p text:style-name="P59"><text:span text:style-name="Основной_20_шрифт_20_абзаца"><text:s text:c="12"/>{</text:span></text:p>
      <text:p text:style-name="P59"><text:span text:style-name="Основной_20_шрифт_20_абзаца"><text:s text:c="16"/>swap(&amp;mas[i], &amp;mas[i+1]);</text:span></text:p>
      <text:p text:style-name="P59"><text:span text:style-name="Основной_20_шрифт_20_абзаца"><text:s text:c="16"/>cout &lt;&lt; " <text:s text:c="2"/>Swapping " &lt;&lt; mas[i] &lt;&lt; " and " &lt;&lt; mas[i+1] &lt;&lt; '\n';</text:span></text:p>
      <text:p text:style-name="P59"><text:span text:style-name="Основной_20_шрифт_20_абзаца"><text:s text:c="16"/>cout &lt;&lt; " <text:s text:c="2"/>Now mass is ";</text:span></text:p>
      <text:p text:style-name="P59"><text:span text:style-name="Основной_20_шрифт_20_абзаца"><text:s text:c="16"/>printMas(mas, size);</text:span></text:p>
      <text:p text:style-name="P59"><text:span text:style-name="Основной_20_шрифт_20_абзаца"><text:s text:c="16"/>swappedOnCycle = true;</text:span></text:p>
      <text:p text:style-name="P59"><text:span text:style-name="Основной_20_шрифт_20_абзаца"><text:s text:c="12"/>}</text:span></text:p>
      <text:p text:style-name="P59"><text:span text:style-name="Основной_20_шрифт_20_абзаца"><text:s text:c="8"/>}</text:span></text:p>
      <text:p text:style-name="P59"><text:span text:style-name="Основной_20_шрифт_20_абзаца"><text:s text:c="8"/>right--;</text:span></text:p>
      <text:p text:style-name="P59"><text:span text:style-name="Основной_20_шрифт_20_абзаца"/></text:p>
      <text:p text:style-name="P59"><text:span text:style-name="Основной_20_шрифт_20_абзаца"><text:s text:c="8"/>cout &lt;&lt; " <text:s/>Go left\n";</text:span></text:p>
      <text:p text:style-name="P59"><text:span text:style-name="Основной_20_шрифт_20_абзаца"><text:s text:c="8"/>for (int i=right; left&lt;i; i--)</text:span></text:p>
      <text:p text:style-name="P59"><text:span text:style-name="Основной_20_шрифт_20_абзаца"><text:s text:c="8"/>{</text:span></text:p>
      <text:p text:style-name="P59"><text:span text:style-name="Основной_20_шрифт_20_абзаца"><text:s text:c="12"/>if (mas[i-1] &gt; mas[i])</text:span></text:p>
      <text:p text:style-name="P59"><text:span text:style-name="Основной_20_шрифт_20_абзаца"><text:s text:c="12"/>{</text:span></text:p>
      <text:p text:style-name="P59"><text:span text:style-name="Основной_20_шрифт_20_абзаца"><text:s text:c="16"/>swap(&amp;mas[i-1], &amp;mas[i]);</text:span></text:p>
      <text:p text:style-name="P59"><text:span text:style-name="Основной_20_шрифт_20_абзаца"><text:s text:c="16"/>cout &lt;&lt; " <text:s text:c="2"/>Swapping " &lt;&lt; mas[i-1] &lt;&lt; " and " &lt;&lt; mas[i] &lt;&lt; '\n';</text:span></text:p>
      <text:p text:style-name="P59"><text:span text:style-name="Основной_20_шрифт_20_абзаца"><text:s text:c="16"/>cout &lt;&lt; " <text:s text:c="2"/>Now mass is ";</text:span></text:p>
      <text:p text:style-name="P59"><text:span text:style-name="Основной_20_шрифт_20_абзаца"><text:s text:c="16"/>printMas(mas, size);</text:span></text:p>
      <text:p text:style-name="P59"><text:span text:style-name="Основной_20_шрифт_20_абзаца"><text:s text:c="16"/>swappedOnCycle = true;</text:span></text:p>
      <text:p text:style-name="P59"><text:span text:style-name="Основной_20_шрифт_20_абзаца"><text:s text:c="12"/>}</text:span></text:p>
      <text:p text:style-name="P59"><text:span text:style-name="Основной_20_шрифт_20_абзаца"><text:s text:c="8"/>}</text:span></text:p>
      <text:p text:style-name="P59"><text:span text:style-name="Основной_20_шрифт_20_абзаца"><text:s text:c="8"/>left++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outputResult(int* inputMas, int size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// All mass handle here</text:span></text:p>
      <text:p text:style-name="P59"><text:span text:style-name="Основной_20_шрифт_20_абзаца"><text:s text:c="4"/>cout &lt;&lt; "Input mas -- ";</text:span></text:p>
      <text:p text:style-name="P59"><text:span text:style-name="Основной_20_шрифт_20_абзаца"><text:s text:c="4"/>printMas(inputMas, size);</text:span></text:p>
      <text:p text:style-name="P59"><text:span text:style-name="Основной_20_шрифт_20_абзаца"/></text:p>
      <text:p text:style-name="P59"><text:span text:style-name="Основной_20_шрифт_20_абзаца"><text:s text:c="4"/>int expectedResult[size];</text:span></text:p>
      <text:p text:style-name="P59"><text:span text:style-name="Основной_20_шрифт_20_абзаца"><text:s text:c="4"/>copyMas(inputMas, size, expectedResult, size);</text:span></text:p>
      <text:p text:style-name="P59"><text:span text:style-name="Основной_20_шрифт_20_абзаца"><text:s text:c="4"/>sort(expectedResult, expectedResult+size);</text:span></text:p>
      <text:p text:style-name="P59"><text:span text:style-name="Основной_20_шрифт_20_абзаца"><text:s text:c="4"/>cout &lt;&lt; "Expected output is -- ";</text:span></text:p>
      <text:p text:style-name="P59"><text:span text:style-name="Основной_20_шрифт_20_абзаца"><text:s text:c="4"/>printMas(expectedResult, size);</text:span></text:p>
      <text:p text:style-name="P59"><text:span text:style-name="Основной_20_шрифт_20_абзаца"/></text:p>
      <text:p text:style-name="P59"><text:soft-page-break/><text:span text:style-name="Основной_20_шрифт_20_абзаца"><text:s text:c="4"/>int actualResult[size];</text:span></text:p>
      <text:p text:style-name="P59"><text:span text:style-name="Основной_20_шрифт_20_абзаца"><text:s text:c="4"/>copyMas(inputMas, size, actualResult, size);</text:span></text:p>
      <text:p text:style-name="P59"><text:span text:style-name="Основной_20_шрифт_20_абзаца"><text:s text:c="4"/>shakerSort(actualResult, size);</text:span></text:p>
      <text:p text:style-name="P59"><text:span text:style-name="Основной_20_шрифт_20_абзаца"><text:s text:c="4"/>cout &lt;&lt; "Actual output -- ";</text:span></text:p>
      <text:p text:style-name="P59"><text:span text:style-name="Основной_20_шрифт_20_абзаца"><text:s text:c="4"/>printMas(actualResult, size);</text:span></text:p>
      <text:p text:style-name="P59"><text:span text:style-name="Основной_20_шрифт_20_абзаца"/></text:p>
      <text:p text:style-name="P59"><text:span text:style-name="Основной_20_шрифт_20_абзаца"><text:s text:c="4"/>compareResults(expectedResult, size, actualResult, size);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stdInputCase(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// Standart input</text:span></text:p>
      <text:p text:style-name="P59"><text:span text:style-name="Основной_20_шрифт_20_абзаца"><text:s text:c="4"/>// Will continue untill size of mass &lt;= 0</text:span></text:p>
      <text:p text:style-name="P59"><text:span text:style-name="Основной_20_шрифт_20_абзаца"><text:s text:c="4"/>cout &lt;&lt; "The input will continue untill size of mass &lt;= 0\n";</text:span></text:p>
      <text:p text:style-name="P59"><text:span text:style-name="Основной_20_шрифт_20_абзаца"><text:s text:c="4"/>int size;</text:span></text:p>
      <text:p text:style-name="P59"><text:span text:style-name="Основной_20_шрифт_20_абзаца"><text:s text:c="4"/>cin &gt;&gt; size;</text:span></text:p>
      <text:p text:style-name="P59"><text:span text:style-name="Основной_20_шрифт_20_абзаца"><text:s text:c="4"/>while (size &gt; 0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int inputMas[size] = { 0 };</text:span></text:p>
      <text:p text:style-name="P59"><text:span text:style-name="Основной_20_шрифт_20_абзаца"><text:s text:c="8"/>for (int i=0; i&lt;size; i++)</text:span></text:p>
      <text:p text:style-name="P59"><text:span text:style-name="Основной_20_шрифт_20_абзаца"><text:s text:c="8"/>{</text:span></text:p>
      <text:p text:style-name="P59"><text:span text:style-name="Основной_20_шрифт_20_абзаца"><text:s text:c="12"/>cin &gt;&gt; inputMas[i];</text:span></text:p>
      <text:p text:style-name="P59"><text:span text:style-name="Основной_20_шрифт_20_абзаца"><text:s text:c="8"/>}</text:span></text:p>
      <text:p text:style-name="P59"><text:span text:style-name="Основной_20_шрифт_20_абзаца"/></text:p>
      <text:p text:style-name="P59"><text:span text:style-name="Основной_20_шрифт_20_абзаца"><text:s text:c="8"/>outputResult(inputMas, size);</text:span></text:p>
      <text:p text:style-name="P59"><text:span text:style-name="Основной_20_шрифт_20_абзаца"><text:s text:c="8"/>cout &lt;&lt; "-1 to stop\n";</text:span></text:p>
      <text:p text:style-name="P59"><text:span text:style-name="Основной_20_шрифт_20_абзаца"><text:s text:c="8"/>cin &gt;&gt; size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void fileInputCase(string path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// File input case</text:span></text:p>
      <text:p text:style-name="P59"><text:span text:style-name="Основной_20_шрифт_20_абзаца"><text:s text:c="4"/>ifstream inFile;</text:span></text:p>
      <text:p text:style-name="P59"><text:span text:style-name="Основной_20_шрифт_20_абзаца"><text:s text:c="4"/>inFile.open(path);</text:span></text:p>
      <text:p text:style-name="P59"><text:span text:style-name="Основной_20_шрифт_20_абзаца"/></text:p>
      <text:p text:style-name="P59"><text:span text:style-name="Основной_20_шрифт_20_абзаца"><text:s text:c="4"/>int size;</text:span></text:p>
      <text:p text:style-name="P59"><text:span text:style-name="Основной_20_шрифт_20_абзаца"/></text:p>
      <text:p text:style-name="P59"><text:span text:style-name="Основной_20_шрифт_20_абзаца"><text:s text:c="4"/>while (inFile &gt;&gt; size)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int mas[size];</text:span></text:p>
      <text:p text:style-name="P59"><text:span text:style-name="Основной_20_шрифт_20_абзаца"><text:s text:c="8"/>for (int i=0; i&lt;size &amp;&amp; inFile &gt;&gt; mas[i]; i++);</text:span></text:p>
      <text:p text:style-name="P59"><text:span text:style-name="Основной_20_шрифт_20_абзаца"><text:s text:c="8"/>cout &lt;&lt; "\n\n\n";</text:span></text:p>
      <text:p text:style-name="P59"><text:span text:style-name="Основной_20_шрифт_20_абзаца"><text:s text:c="8"/>outputResult(mas, size)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}</text:span></text:p>
      <text:p text:style-name="P59"><text:span text:style-name="Основной_20_шрифт_20_абзаца"/></text:p>
      <text:p text:style-name="P59"><text:span text:style-name="Основной_20_шрифт_20_абзаца">int main(int argc, char *argv[])</text:span></text:p>
      <text:p text:style-name="P59"><text:span text:style-name="Основной_20_шрифт_20_абзаца">{</text:span></text:p>
      <text:p text:style-name="P59"><text:span text:style-name="Основной_20_шрифт_20_абзаца"><text:s text:c="4"/>if (argc&gt;= 2) // Arguments case</text:span></text:p>
      <text:p text:style-name="P59"><text:span text:style-name="Основной_20_шрифт_20_абзаца"><text:s text:c="4"/>{</text:span></text:p>
      <text:p text:style-name="P59"><text:span text:style-name="Основной_20_шрифт_20_абзаца"><text:s text:c="8"/>string flag(argv[1]);</text:span></text:p>
      <text:p text:style-name="P59"><text:span text:style-name="Основной_20_шрифт_20_абзаца"><text:s text:c="8"/>string path(argv[2]);</text:span></text:p>
      <text:p text:style-name="P59"><text:span text:style-name="Основной_20_шрифт_20_абзаца"><text:s text:c="8"/>if (flag.compare("-f") == 0)</text:span></text:p>
      <text:p text:style-name="P59"><text:span text:style-name="Основной_20_шрифт_20_абзаца"><text:s text:c="12"/>fileInputCase(path); // No obvious way to overload the function</text:span></text:p>
      <text:p text:style-name="P59"><text:span text:style-name="Основной_20_шрифт_20_абзаца"><text:s text:c="8"/>return 0;</text:span></text:p>
      <text:p text:style-name="P59"><text:span text:style-name="Основной_20_шрифт_20_абзаца"><text:s text:c="4"/>}</text:span></text:p>
      <text:p text:style-name="P59"><text:span text:style-name="Основной_20_шрифт_20_абзаца"><text:s text:c="4"/>greetingMessage();</text:span></text:p>
      <text:p text:style-name="P59"><text:span text:style-name="Основной_20_шрифт_20_абзаца"><text:s text:c="4"/>stdInputCase();</text:span></text:p>
      <text:p text:style-name="P59"><text:soft-page-break/><text:span text:style-name="Основной_20_шрифт_20_абзаца"><text:s text:c="4"/>return 0;</text:span></text:p>
      <text:p text:style-name="P59"><text:span text:style-name="Основной_20_шрифт_20_абзаца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1T18:22:33.101244720</dc:date>
    <meta:print-date>2020-10-31T12:42:00Z</meta:print-date>
    <meta:editing-cycles>56</meta:editing-cycles>
    <meta:editing-duration>PT5H52M44S</meta:editing-duration>
    <meta:document-statistic meta:table-count="2" meta:image-count="0" meta:object-count="0" meta:page-count="17" meta:paragraph-count="441" meta:word-count="3031" meta:character-count="13210" meta:non-whitespace-character-count="9183"/>
    <meta:template xlink:type="simple" xlink:actuate="onRequest" xlink:title="" xlink:href="../../../../../../tmp/mozilla_george0/4.odt/Normal.dotm"/>
  </office:meta>
</office:document-meta>
</file>